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Helvetica Neue2" svg:font-family="'Helvetica Neue'" style:font-adornments="UltraLight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Ul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fo:min-height="4.14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T1" style:family="text">
      <style:text-properties fo:language="en" fo:country="GB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2nd June 2017</presentation:date-time-decl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4.147cm" svg:x="1.4cm" svg:y="6.891cm" presentation:class="subtitle" presentation:user-transformed="true">
          <draw:text-box>
            <text:p>Dominoes at Dusk</text:p>
            <text:p/>
            <text:p><text:span text:style-name="T1">多米諾骨牌在黃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4.147cm" svg:x="1.4cm" svg:y="6.891cm" presentation:class="subtitle" presentation:user-transformed="true">
          <draw:text-box>
            <text:p>Thank you for listening</text:p>
            <text:p/>
            <text:p>结束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Helvetica Neue2" svg:font-family="'Helvetica Neue'" style:font-adornments="UltraLight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Ul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Helvetica Neue2" fo:font-family="'Helvetica Neue'" style:font-style-name="UltraLight" style:font-pitch="variable" fo:font-weight="250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Helvetica Neue2" fo:font-family="'Helvetica Neue'" style:font-style-name="UltraLight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Helvetica Neue2" fo:font-family="'Helvetica Neue'" style:font-style-name="UltraLight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family-asian="'Arial Unicode MS'" style:font-family-generic-asian="system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7cm" svg:y="19.1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77cm" svg:y="19cm" presentation:class="page-number">
        <draw:text-box>
          <text:p text:style-name="MP7"><text:span text:style-name="MT1"><text:page-number>&lt;number&gt;</text:page-number></text:span><text:span text:style-name="MT1"> / </text:span><text:span text:style-name="MT1"><text:page-count>2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19:20:33.843797000</meta:creation-date>
    <dc:date>2017-06-08T17:10:17.698142000</dc:date>
    <meta:editing-duration>PT11H14M11S</meta:editing-duration>
    <meta:editing-cycles>50</meta:editing-cycles>
    <meta:generator>LibreOffice/5.1.4.2$MacOSX_X86_64 LibreOffice_project/f99d75f39f1c57ebdd7ffc5f42867c12031db97a</meta:generator>
    <meta:document-statistic meta:object-count="27"/>
  </office:meta>
</office:document-meta>
</file>